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36.25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3.49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000000" style:text-underline-style="none"/>
    </style:style>
    <style:style style:name="ce6" style:family="table-cell" style:parent-style-name="Default" style:data-style-name="N0">
      <style:text-properties fo:color="#ff3333"/>
    </style:style>
    <style:style style:name="ce7" style:family="table-cell" style:parent-style-name="Default" style:data-style-name="N0">
      <style:table-cell-properties fo:background-color="#ffff99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T1" style:family="text">
      <style:text-properties style:font-name="Liberation Sans" fo:font-size="11pt" fo:font-weight="normal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1&quot;)" table:allow-empty-cell="true" table:display-list="unsorted" table:base-cell-address="100topics.A1">
          <table:error-message table:message-type="stop" table:display="true"/>
        </table:content-validation>
        <table:content-validation table:name="val2" table:condition="of:cell-content-is-in-list(&quot;1&quot;;&quot;2&quot;;&quot;3&quot;;&quot;4&quot;)" table:allow-empty-cell="true" table:display-list="unsorted" table:base-cell-address="100topics.A1">
          <table:error-message table:message-type="stop" table:display="true"/>
        </table:content-validation>
      </table:content-validations>
      <table:table table:name="100topic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21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999" table:default-cell-style-name="ce2"/>
        <table:table-row table:style-name="ro1">
          <table:table-cell office:value-type="string" calcext:value-type="string">
            <text:p>Topic</text:p>
          </table:table-cell>
          <table:table-cell table:style-name="ce1" office:value-type="string" calcext:value-type="string">
            <text:p>Keyword</text:p>
          </table:table-cell>
          <table:table-cell table:style-name="ce7" office:value-type="string" calcext:value-type="string">
            <text:p>Diffuse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Medicine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Philosophy</text:p>
          </table:table-cell>
          <table:table-cell table:style-name="ce1" office:value-type="string" calcext:value-type="string">
            <text:p>Beliefs</text:p>
          </table:table-cell>
          <table:table-cell table:style-name="ce1" office:value-type="string" calcext:value-type="string">
            <text:p>Law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Society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Arts</text:p>
          </table:table-cell>
          <table:table-cell table:style-name="ce1" office:value-type="string" calcext:value-type="string">
            <text:p>Eintertainment</text:p>
          </table:table-cell>
          <table:table-cell table:style-name="ce1" office:value-type="string" calcext:value-type="string">
            <text:p>Leisure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Fiction</text:p>
          </table:table-cell>
          <table:table-cell table:style-name="ce9" office:value-type="string" calcext:value-type="string">
            <text:p>CHECK</text:p>
          </table:table-cell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usbildung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formula="of:=SUM([.D2:.W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lef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8"/>
          <table:table-cell table:formula="of:=SUM([.D3:.W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D4:.W4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rt, Wettkampf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table:formula="of:=SUM([.D5:.W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hiff, Flugze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0"/>
          <table:table-cell table:formula="of:=SUM([.D6:.W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tel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:.W7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Denkprozes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8:.W8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8"/>
          <table:table-cell table:formula="of:=SUM([.D9:.W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Wahrnehmung oder diffu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D10:.W10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ßball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table:formula="of:=SUM([.D11:.W11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Landschaft, Natur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formula="of:=SUM([.D12:.W1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hwei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table:formula="of:=SUM([.D13:.W13])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<text:span text:style-name="T1">Literatur, Verlag, Buc</text:span><text:span text:style-name="T2">h</text:span></text:p>
          </table:table-cell>
          <table:table-cell table:style-name="ce8"/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table:formula="of:=SUM([.D14:.W14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mpf, Gewalt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D15:.W1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Veranstaltung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1"/>
          <table:table-cell table:formula="of:=SUM([.D16:.W1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ise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D17:.W17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Schule (Society?)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1"/>
          <table:table-cell table:formula="of:=SUM([.D18:.W18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dukti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9:.W1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aub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formula="of:=SUM([.D20:.W20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ustier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"/>
          <table:table-cell table:formula="of:=SUM([.D21:.W21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eitalter, Geschicht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"/>
          <table:table-cell table:formula="of:=SUM([.D22:.W2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schlecht, Mensch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1"/>
          <table:table-cell table:formula="of:=SUM([.D23:.W2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rein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8"/>
          <table:table-cell table:formula="of:=SUM([.D24:.W24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irm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table:formula="of:=SUM([.D25:.W2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usik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D26:.W2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usch, Einrichtung, Design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D27:.W27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erich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28:.W28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ergie. Umwelt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D29:.W2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SUM([.D30:.W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SUM([.D31:.W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ahrzeug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0"/>
          <table:table-cell table:formula="of:=SUM([.D32:.W3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litik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2"/>
          <table:table-cell table:formula="of:=SUM([.D33:.W3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nfall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table:formula="of:=SUM([.D34:.W34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SUM([.D35:.W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niversität, Forschu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formula="of:=SUM([.D36:.W3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ericht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formula="of:=SUM([.D37:.W37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aus, Wohnung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D38:.W38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chnik, Anschlus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8"/>
          <table:table-cell table:formula="of:=SUM([.D39:.W3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SUM([.D40:.W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chitektur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0"/>
          <table:table-cell table:formula="of:=SUM([.D41:.W41])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Freude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formula="of:=SUM([.D42:.W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rich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3:.W43])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Ausflug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"/>
          <table:table-cell table:formula="of:=SUM([.D44:.W44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udi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formula="of:=SUM([.D45:.W4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SUM([.D46:.W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SUM([.D47:.W4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Frage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"/>
          <table:table-cell table:formula="of:=SUM([.D48:.W48])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Einkauf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number-columns-repeated="3"/>
          <table:table-cell table:formula="of:=SUM([.D49:.W49])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Geld</text:p>
          </table:table-cell>
          <table:table-cell table:number-columns-repeated="11"/>
          <table:table-cell table:style-name="ce6" office:value-type="float" office:value="4" calcext:value-type="float">
            <text:p>4</text:p>
          </table:table-cell>
          <table:table-cell table:number-columns-repeated="9"/>
          <table:table-cell table:formula="of:=SUM([.D50:.W50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ort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table:formula="of:=SUM([.D51:.W51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ilosophie, Mensch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2:.W5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asser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formula="of:=SUM([.D53:.W5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schichte, Erzählung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formula="of:=SUM([.D54:.W54])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rsicherung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1"/>
          <table:table-cell table:formula="of:=SUM([.D55:.W5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aa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56:.W5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esetz, Vertra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7:.W57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rnährung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"/>
          <table:table-cell table:formula="of:=SUM([.D58:.W58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litik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2"/>
          <table:table-cell table:formula="of:=SUM([.D59:.W5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echnik, Gerä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"/>
          <table:table-cell table:formula="of:=SUM([.D60:.W60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prach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formula="of:=SUM([.D61:.W61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kument, Datei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8"/>
          <table:table-cell table:formula="of:=SUM([.D62:.W6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2"/>
          <table:table-cell table:formula="of:=SUM([.D63:.W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2"/>
          <table:table-cell table:formula="of:=SUM([.D64:.W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2"/>
          <table:table-cell table:formula="of:=SUM([.D65:.W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2"/>
          <table:table-cell table:formula="of:=SUM([.D66:.W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2"/>
          <table:table-cell table:formula="of:=SUM([.D67:.W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2"/>
          <table:table-cell table:formula="of:=SUM([.D68:.W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2"/>
          <table:table-cell table:formula="of:=SUM([.D69:.W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2"/>
          <table:table-cell table:formula="of:=SUM([.D70:.W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2"/>
          <table:table-cell table:formula="of:=SUM([.D71:.W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2"/>
          <table:table-cell table:formula="of:=SUM([.D72:.W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2"/>
          <table:table-cell table:formula="of:=SUM([.D73:.W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2"/>
          <table:table-cell table:formula="of:=SUM([.D74:.W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2"/>
          <table:table-cell table:formula="of:=SUM([.D75:.W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2"/>
          <table:table-cell table:formula="of:=SUM([.D76:.W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2"/>
          <table:table-cell table:formula="of:=SUM([.D77:.W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2"/>
          <table:table-cell table:formula="of:=SUM([.D78:.W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2"/>
          <table:table-cell table:formula="of:=SUM([.D79:.W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2"/>
          <table:table-cell table:formula="of:=SUM([.D80:.W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2"/>
          <table:table-cell table:formula="of:=SUM([.D81:.W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2"/>
          <table:table-cell table:formula="of:=SUM([.D82:.W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2"/>
          <table:table-cell table:formula="of:=SUM([.D83:.W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2"/>
          <table:table-cell table:formula="of:=SUM([.D84:.W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2"/>
          <table:table-cell table:formula="of:=SUM([.D85:.W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2"/>
          <table:table-cell table:formula="of:=SUM([.D86:.W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2"/>
          <table:table-cell table:formula="of:=SUM([.D87:.W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2"/>
          <table:table-cell table:formula="of:=SUM([.D88:.W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2"/>
          <table:table-cell table:formula="of:=SUM([.D89:.W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2"/>
          <table:table-cell table:formula="of:=SUM([.D90:.W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2"/>
          <table:table-cell table:formula="of:=SUM([.D91:.W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2"/>
          <table:table-cell table:formula="of:=SUM([.D92:.W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2"/>
          <table:table-cell table:formula="of:=SUM([.D93:.W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2"/>
          <table:table-cell table:formula="of:=SUM([.D94:.W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2"/>
          <table:table-cell table:formula="of:=SUM([.D95:.W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2"/>
          <table:table-cell table:formula="of:=SUM([.D96:.W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2"/>
          <table:table-cell table:formula="of:=SUM([.D97:.W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2"/>
          <table:table-cell table:formula="of:=SUM([.D98:.W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2"/>
          <table:table-cell table:formula="of:=SUM([.D99:.W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2"/>
          <table:table-cell table:formula="of:=SUM([.D100:.W1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2"/>
          <table:table-cell table:formula="of:=SUM([.D101:.W1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02:.W1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03:.W1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04:.W1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05:.W1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06:.W1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07:.W1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08:.W1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09:.W1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10:.W1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11:.W1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12:.W1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13:.W1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14:.W1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15:.W1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16:.W1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17:.W1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18:.W1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19:.W1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20:.W1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21:.W1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22:.W1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23:.W1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24:.W1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25:.W1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26:.W1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27:.W1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28:.W1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29:.W1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30:.W1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31:.W1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32:.W1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33:.W1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34:.W1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35:.W1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36:.W1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37:.W1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38:.W1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39:.W1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40:.W1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41:.W1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42:.W1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43:.W1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44:.W1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45:.W1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46:.W1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47:.W1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48:.W1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49:.W1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50:.W1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51:.W1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52:.W1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53:.W1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54:.W1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55:.W1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56:.W1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57:.W1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58:.W1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59:.W1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60:.W1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61:.W1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62:.W1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63:.W1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64:.W1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65:.W1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66:.W1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67:.W1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68:.W1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69:.W1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70:.W1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71:.W1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72:.W1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73:.W1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74:.W1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75:.W1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76:.W1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77:.W1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78:.W1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79:.W1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80:.W1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81:.W1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82:.W1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83:.W1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84:.W1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85:.W1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86:.W1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87:.W1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88:.W1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89:.W1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90:.W1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91:.W1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92:.W1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93:.W1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94:.W1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95:.W1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96:.W1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97:.W1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98:.W1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199:.W1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00:.W2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01:.W2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02:.W2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03:.W2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04:.W2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05:.W2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06:.W2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07:.W2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08:.W2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09:.W2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10:.W2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11:.W2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12:.W2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13:.W2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14:.W2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15:.W2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16:.W2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17:.W2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18:.W2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19:.W2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20:.W2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21:.W2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22:.W2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23:.W2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24:.W2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25:.W2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26:.W2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27:.W2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28:.W2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29:.W2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30:.W2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31:.W2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32:.W2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33:.W2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34:.W2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35:.W2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36:.W2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37:.W2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38:.W2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39:.W2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40:.W2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41:.W2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42:.W2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43:.W2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44:.W2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45:.W2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46:.W2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47:.W2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48:.W2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49:.W2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50:.W2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51:.W2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52:.W2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53:.W2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54:.W2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55:.W2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56:.W2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57:.W2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58:.W2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59:.W2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60:.W2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61:.W2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62:.W2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63:.W2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64:.W2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65:.W2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66:.W2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67:.W2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68:.W2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69:.W2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70:.W2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71:.W2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72:.W2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73:.W2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74:.W2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75:.W2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76:.W2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77:.W2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78:.W2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79:.W2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80:.W2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81:.W2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82:.W2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83:.W2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84:.W2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85:.W2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86:.W2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87:.W2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88:.W2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89:.W2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90:.W2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91:.W2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92:.W2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93:.W2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94:.W2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95:.W2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96:.W2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97:.W2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98:.W2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299:.W2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00:.W3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01:.W3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02:.W3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03:.W3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04:.W3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05:.W3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06:.W3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07:.W3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08:.W3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09:.W3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10:.W3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11:.W3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12:.W3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13:.W3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14:.W3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15:.W3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16:.W3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17:.W3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18:.W3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19:.W3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20:.W3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21:.W3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22:.W3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23:.W3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24:.W3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25:.W3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26:.W3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27:.W3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28:.W3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29:.W3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30:.W3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31:.W3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32:.W3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33:.W3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34:.W3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35:.W3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36:.W3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37:.W3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38:.W3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39:.W3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40:.W3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41:.W3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42:.W3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43:.W3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44:.W3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45:.W3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46:.W3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47:.W3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48:.W3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49:.W3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50:.W3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51:.W3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52:.W3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53:.W3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54:.W3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55:.W3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56:.W3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57:.W3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58:.W3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59:.W3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60:.W3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61:.W3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62:.W3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63:.W3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64:.W3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65:.W3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66:.W3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67:.W3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68:.W3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69:.W3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70:.W3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71:.W3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72:.W3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73:.W3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74:.W3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75:.W3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76:.W3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77:.W3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78:.W3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79:.W3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80:.W3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81:.W3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82:.W3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83:.W3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84:.W3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85:.W3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86:.W3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87:.W3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88:.W3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89:.W3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90:.W3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91:.W3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92:.W3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93:.W3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94:.W3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95:.W3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96:.W3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97:.W3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98:.W3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399:.W3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00:.W4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01:.W4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02:.W4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03:.W4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04:.W4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05:.W4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06:.W4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07:.W4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08:.W4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09:.W4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10:.W4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11:.W4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12:.W4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13:.W4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14:.W4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15:.W4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16:.W4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17:.W4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18:.W4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19:.W4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20:.W4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21:.W4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22:.W4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23:.W4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24:.W4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25:.W4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26:.W4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27:.W4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28:.W4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29:.W4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30:.W4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31:.W4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32:.W4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33:.W4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34:.W4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35:.W4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36:.W4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37:.W4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38:.W4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39:.W4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40:.W4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41:.W4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42:.W4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43:.W4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44:.W4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45:.W4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46:.W4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47:.W4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48:.W4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49:.W4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50:.W4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51:.W4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52:.W4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53:.W4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54:.W4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55:.W4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56:.W4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57:.W4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58:.W4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59:.W4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60:.W4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61:.W4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62:.W4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63:.W4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64:.W4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65:.W4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66:.W4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67:.W4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68:.W4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69:.W4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70:.W4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71:.W4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72:.W4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73:.W4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74:.W4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75:.W4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76:.W4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77:.W4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78:.W4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79:.W4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80:.W4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81:.W4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82:.W4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83:.W4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84:.W4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85:.W4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86:.W4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87:.W4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88:.W4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89:.W4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90:.W4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91:.W4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92:.W4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93:.W4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94:.W4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95:.W4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96:.W4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97:.W4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98:.W4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499:.W4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SUM([.D500:.W50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formula="of:=SUM([.D501:.W501])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0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00topics" table:style-name="ta2">
        <table:table-column table:style-name="co1" table:default-cell-style-name="ce1"/>
        <table:table-column table:style-name="co2" table:default-cell-style-name="ce2"/>
        <table:table-column table:style-name="co3" table:number-columns-repeated="21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999" table:default-cell-style-name="ce2"/>
        <table:table-row table:style-name="ro1">
          <table:table-cell office:value-type="string" calcext:value-type="string">
            <text:p>Topic</text:p>
          </table:table-cell>
          <table:table-cell table:style-name="ce1" office:value-type="string" calcext:value-type="string">
            <text:p>Keyword</text:p>
          </table:table-cell>
          <table:table-cell table:style-name="ce7" office:value-type="string" calcext:value-type="string">
            <text:p>Diffuse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Medicine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Philosophy</text:p>
          </table:table-cell>
          <table:table-cell table:style-name="ce1" office:value-type="string" calcext:value-type="string">
            <text:p>Beliefs</text:p>
          </table:table-cell>
          <table:table-cell table:style-name="ce1" office:value-type="string" calcext:value-type="string">
            <text:p>Law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Society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Arts</text:p>
          </table:table-cell>
          <table:table-cell table:style-name="ce1" office:value-type="string" calcext:value-type="string">
            <text:p>Eintertainment</text:p>
          </table:table-cell>
          <table:table-cell table:style-name="ce1" office:value-type="string" calcext:value-type="string">
            <text:p>Leisure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Fiction</text:p>
          </table:table-cell>
          <table:table-cell table:style-name="ce9" office:value-type="string" calcext:value-type="string">
            <text:p>CHECK</text:p>
          </table:table-cell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  <table:table-cell table:formula="of:=SUM([.D2:.W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table:formula="of:=SUM([.D3:.W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  <table:table-cell table:formula="of:=SUM([.D4:.W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  <table:table-cell table:formula="of:=SUM([.D5:.W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  <table:table-cell table:formula="of:=SUM([.D6:.W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  <table:table-cell table:formula="of:=SUM([.D7:.W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  <table:table-cell table:formula="of:=SUM([.D8:.W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  <table:table-cell table:formula="of:=SUM([.D9:.W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  <table:table-cell table:formula="of:=SUM([.D10:.W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  <table:table-cell table:formula="of:=SUM([.D11:.W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  <table:table-cell table:formula="of:=SUM([.D12:.W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2"/>
          <table:table-cell table:formula="of:=SUM([.D13:.W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2"/>
          <table:table-cell table:formula="of:=SUM([.D14:.W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2"/>
          <table:table-cell table:formula="of:=SUM([.D15:.W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/>
          <table:table-cell table:formula="of:=SUM([.D16:.W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2"/>
          <table:table-cell table:formula="of:=SUM([.D17:.W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2"/>
          <table:table-cell table:formula="of:=SUM([.D18:.W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2"/>
          <table:table-cell table:formula="of:=SUM([.D19:.W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/>
          <table:table-cell table:formula="of:=SUM([.D20:.W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2"/>
          <table:table-cell table:formula="of:=SUM([.D21:.W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2"/>
          <table:table-cell table:formula="of:=SUM([.D22:.W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2"/>
          <table:table-cell table:formula="of:=SUM([.D23:.W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2"/>
          <table:table-cell table:formula="of:=SUM([.D24:.W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  <table:table-cell table:formula="of:=SUM([.D25:.W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2"/>
          <table:table-cell table:formula="of:=SUM([.D26:.W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2"/>
          <table:table-cell table:formula="of:=SUM([.D27:.W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2"/>
          <table:table-cell table:formula="of:=SUM([.D28:.W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2"/>
          <table:table-cell table:formula="of:=SUM([.D29:.W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2"/>
          <table:table-cell table:formula="of:=SUM([.D30:.W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2"/>
          <table:table-cell table:formula="of:=SUM([.D31:.W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2"/>
          <table:table-cell table:formula="of:=SUM([.D32:.W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2"/>
          <table:table-cell table:formula="of:=SUM([.D33:.W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2"/>
          <table:table-cell table:formula="of:=SUM([.D34:.W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2"/>
          <table:table-cell table:formula="of:=SUM([.D35:.W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2"/>
          <table:table-cell table:formula="of:=SUM([.D36:.W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2"/>
          <table:table-cell table:formula="of:=SUM([.D37:.W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2"/>
          <table:table-cell table:formula="of:=SUM([.D38:.W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2"/>
          <table:table-cell table:formula="of:=SUM([.D39:.W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2"/>
          <table:table-cell table:formula="of:=SUM([.D40:.W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2"/>
          <table:table-cell table:formula="of:=SUM([.D41:.W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2"/>
          <table:table-cell table:formula="of:=SUM([.D42:.W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2"/>
          <table:table-cell table:formula="of:=SUM([.D43:.W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2"/>
          <table:table-cell table:formula="of:=SUM([.D44:.W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2"/>
          <table:table-cell table:formula="of:=SUM([.D45:.W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2"/>
          <table:table-cell table:formula="of:=SUM([.D46:.W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2"/>
          <table:table-cell table:formula="of:=SUM([.D47:.W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2"/>
          <table:table-cell table:formula="of:=SUM([.D48:.W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2"/>
          <table:table-cell table:formula="of:=SUM([.D49:.W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2"/>
          <table:table-cell table:formula="of:=SUM([.D50:.W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2"/>
          <table:table-cell table:formula="of:=SUM([.D51:.W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2"/>
          <table:table-cell table:formula="of:=SUM([.D52:.W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2"/>
          <table:table-cell table:formula="of:=SUM([.D53:.W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2"/>
          <table:table-cell table:formula="of:=SUM([.D54:.W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2"/>
          <table:table-cell table:formula="of:=SUM([.D55:.W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2"/>
          <table:table-cell table:formula="of:=SUM([.D56:.W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2"/>
          <table:table-cell table:formula="of:=SUM([.D57:.W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2"/>
          <table:table-cell table:formula="of:=SUM([.D58:.W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2"/>
          <table:table-cell table:formula="of:=SUM([.D59:.W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2"/>
          <table:table-cell table:formula="of:=SUM([.D60:.W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2"/>
          <table:table-cell table:formula="of:=SUM([.D61:.W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2"/>
          <table:table-cell table:formula="of:=SUM([.D62:.W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2"/>
          <table:table-cell table:formula="of:=SUM([.D63:.W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2"/>
          <table:table-cell table:formula="of:=SUM([.D64:.W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2"/>
          <table:table-cell table:formula="of:=SUM([.D65:.W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2"/>
          <table:table-cell table:formula="of:=SUM([.D66:.W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2"/>
          <table:table-cell table:formula="of:=SUM([.D67:.W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2"/>
          <table:table-cell table:formula="of:=SUM([.D68:.W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2"/>
          <table:table-cell table:formula="of:=SUM([.D69:.W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2"/>
          <table:table-cell table:formula="of:=SUM([.D70:.W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2"/>
          <table:table-cell table:formula="of:=SUM([.D71:.W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2"/>
          <table:table-cell table:formula="of:=SUM([.D72:.W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2"/>
          <table:table-cell table:formula="of:=SUM([.D73:.W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2"/>
          <table:table-cell table:formula="of:=SUM([.D74:.W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2"/>
          <table:table-cell table:formula="of:=SUM([.D75:.W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2"/>
          <table:table-cell table:formula="of:=SUM([.D76:.W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2"/>
          <table:table-cell table:formula="of:=SUM([.D77:.W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2"/>
          <table:table-cell table:formula="of:=SUM([.D78:.W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2"/>
          <table:table-cell table:formula="of:=SUM([.D79:.W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2"/>
          <table:table-cell table:formula="of:=SUM([.D80:.W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2"/>
          <table:table-cell table:formula="of:=SUM([.D81:.W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2"/>
          <table:table-cell table:formula="of:=SUM([.D82:.W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2"/>
          <table:table-cell table:formula="of:=SUM([.D83:.W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2"/>
          <table:table-cell table:formula="of:=SUM([.D84:.W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2"/>
          <table:table-cell table:formula="of:=SUM([.D85:.W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2"/>
          <table:table-cell table:formula="of:=SUM([.D86:.W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2"/>
          <table:table-cell table:formula="of:=SUM([.D87:.W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2"/>
          <table:table-cell table:formula="of:=SUM([.D88:.W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2"/>
          <table:table-cell table:formula="of:=SUM([.D89:.W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2"/>
          <table:table-cell table:formula="of:=SUM([.D90:.W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2"/>
          <table:table-cell table:formula="of:=SUM([.D91:.W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2"/>
          <table:table-cell table:formula="of:=SUM([.D92:.W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2"/>
          <table:table-cell table:formula="of:=SUM([.D93:.W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2"/>
          <table:table-cell table:formula="of:=SUM([.D94:.W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2"/>
          <table:table-cell table:formula="of:=SUM([.D95:.W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2"/>
          <table:table-cell table:formula="of:=SUM([.D96:.W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2"/>
          <table:table-cell table:formula="of:=SUM([.D97:.W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2"/>
          <table:table-cell table:formula="of:=SUM([.D98:.W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2"/>
          <table:table-cell table:formula="of:=SUM([.D99:.W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2"/>
          <table:table-cell table:formula="of:=SUM([.D100:.W1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2"/>
          <table:table-cell table:formula="of:=SUM([.D101:.W1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2"/>
          <table:table-cell table:formula="of:=SUM([.D102:.W1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2"/>
          <table:table-cell table:formula="of:=SUM([.D103:.W1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2"/>
          <table:table-cell table:formula="of:=SUM([.D104:.W1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2"/>
          <table:table-cell table:formula="of:=SUM([.D105:.W1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2"/>
          <table:table-cell table:formula="of:=SUM([.D106:.W1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2"/>
          <table:table-cell table:formula="of:=SUM([.D107:.W1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2"/>
          <table:table-cell table:formula="of:=SUM([.D108:.W1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2"/>
          <table:table-cell table:formula="of:=SUM([.D109:.W1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2"/>
          <table:table-cell table:formula="of:=SUM([.D110:.W1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2"/>
          <table:table-cell table:formula="of:=SUM([.D111:.W1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2"/>
          <table:table-cell table:formula="of:=SUM([.D112:.W1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2"/>
          <table:table-cell table:formula="of:=SUM([.D113:.W1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2"/>
          <table:table-cell table:formula="of:=SUM([.D114:.W1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2"/>
          <table:table-cell table:formula="of:=SUM([.D115:.W1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2"/>
          <table:table-cell table:formula="of:=SUM([.D116:.W1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2"/>
          <table:table-cell table:formula="of:=SUM([.D117:.W1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2"/>
          <table:table-cell table:formula="of:=SUM([.D118:.W1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2"/>
          <table:table-cell table:formula="of:=SUM([.D119:.W1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2"/>
          <table:table-cell table:formula="of:=SUM([.D120:.W1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2"/>
          <table:table-cell table:formula="of:=SUM([.D121:.W1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2"/>
          <table:table-cell table:formula="of:=SUM([.D122:.W1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2"/>
          <table:table-cell table:formula="of:=SUM([.D123:.W1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2"/>
          <table:table-cell table:formula="of:=SUM([.D124:.W1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2"/>
          <table:table-cell table:formula="of:=SUM([.D125:.W1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2"/>
          <table:table-cell table:formula="of:=SUM([.D126:.W1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2"/>
          <table:table-cell table:formula="of:=SUM([.D127:.W1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2"/>
          <table:table-cell table:formula="of:=SUM([.D128:.W1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2"/>
          <table:table-cell table:formula="of:=SUM([.D129:.W1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2"/>
          <table:table-cell table:formula="of:=SUM([.D130:.W1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2"/>
          <table:table-cell table:formula="of:=SUM([.D131:.W1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2"/>
          <table:table-cell table:formula="of:=SUM([.D132:.W1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2"/>
          <table:table-cell table:formula="of:=SUM([.D133:.W1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2"/>
          <table:table-cell table:formula="of:=SUM([.D134:.W1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2"/>
          <table:table-cell table:formula="of:=SUM([.D135:.W1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2"/>
          <table:table-cell table:formula="of:=SUM([.D136:.W1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2"/>
          <table:table-cell table:formula="of:=SUM([.D137:.W1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2"/>
          <table:table-cell table:formula="of:=SUM([.D138:.W1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2"/>
          <table:table-cell table:formula="of:=SUM([.D139:.W1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2"/>
          <table:table-cell table:formula="of:=SUM([.D140:.W1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2"/>
          <table:table-cell table:formula="of:=SUM([.D141:.W1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2"/>
          <table:table-cell table:formula="of:=SUM([.D142:.W1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2"/>
          <table:table-cell table:formula="of:=SUM([.D143:.W1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2"/>
          <table:table-cell table:formula="of:=SUM([.D144:.W1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2"/>
          <table:table-cell table:formula="of:=SUM([.D145:.W1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2"/>
          <table:table-cell table:formula="of:=SUM([.D146:.W1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2"/>
          <table:table-cell table:formula="of:=SUM([.D147:.W1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2"/>
          <table:table-cell table:formula="of:=SUM([.D148:.W1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2"/>
          <table:table-cell table:formula="of:=SUM([.D149:.W1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2"/>
          <table:table-cell table:formula="of:=SUM([.D150:.W1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2"/>
          <table:table-cell table:formula="of:=SUM([.D151:.W1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2"/>
          <table:table-cell table:formula="of:=SUM([.D152:.W1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2"/>
          <table:table-cell table:formula="of:=SUM([.D153:.W1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2"/>
          <table:table-cell table:formula="of:=SUM([.D154:.W1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2"/>
          <table:table-cell table:formula="of:=SUM([.D155:.W1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2"/>
          <table:table-cell table:formula="of:=SUM([.D156:.W1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2"/>
          <table:table-cell table:formula="of:=SUM([.D157:.W1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2"/>
          <table:table-cell table:formula="of:=SUM([.D158:.W1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2"/>
          <table:table-cell table:formula="of:=SUM([.D159:.W1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2"/>
          <table:table-cell table:formula="of:=SUM([.D160:.W1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2"/>
          <table:table-cell table:formula="of:=SUM([.D161:.W1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2"/>
          <table:table-cell table:formula="of:=SUM([.D162:.W1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2"/>
          <table:table-cell table:formula="of:=SUM([.D163:.W1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2"/>
          <table:table-cell table:formula="of:=SUM([.D164:.W1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2"/>
          <table:table-cell table:formula="of:=SUM([.D165:.W1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2"/>
          <table:table-cell table:formula="of:=SUM([.D166:.W1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2"/>
          <table:table-cell table:formula="of:=SUM([.D167:.W1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2"/>
          <table:table-cell table:formula="of:=SUM([.D168:.W1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2"/>
          <table:table-cell table:formula="of:=SUM([.D169:.W1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2"/>
          <table:table-cell table:formula="of:=SUM([.D170:.W1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2"/>
          <table:table-cell table:formula="of:=SUM([.D171:.W1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2"/>
          <table:table-cell table:formula="of:=SUM([.D172:.W1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2"/>
          <table:table-cell table:formula="of:=SUM([.D173:.W1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2"/>
          <table:table-cell table:formula="of:=SUM([.D174:.W1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2"/>
          <table:table-cell table:formula="of:=SUM([.D175:.W1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2"/>
          <table:table-cell table:formula="of:=SUM([.D176:.W1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2"/>
          <table:table-cell table:formula="of:=SUM([.D177:.W1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2"/>
          <table:table-cell table:formula="of:=SUM([.D178:.W1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2"/>
          <table:table-cell table:formula="of:=SUM([.D179:.W1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2"/>
          <table:table-cell table:formula="of:=SUM([.D180:.W1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2"/>
          <table:table-cell table:formula="of:=SUM([.D181:.W1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2"/>
          <table:table-cell table:formula="of:=SUM([.D182:.W1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2"/>
          <table:table-cell table:formula="of:=SUM([.D183:.W1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2"/>
          <table:table-cell table:formula="of:=SUM([.D184:.W1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2"/>
          <table:table-cell table:formula="of:=SUM([.D185:.W1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2"/>
          <table:table-cell table:formula="of:=SUM([.D186:.W1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2"/>
          <table:table-cell table:formula="of:=SUM([.D187:.W1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2"/>
          <table:table-cell table:formula="of:=SUM([.D188:.W1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2"/>
          <table:table-cell table:formula="of:=SUM([.D189:.W1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2"/>
          <table:table-cell table:formula="of:=SUM([.D190:.W1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2"/>
          <table:table-cell table:formula="of:=SUM([.D191:.W1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2"/>
          <table:table-cell table:formula="of:=SUM([.D192:.W1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2"/>
          <table:table-cell table:formula="of:=SUM([.D193:.W1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2"/>
          <table:table-cell table:formula="of:=SUM([.D194:.W1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2"/>
          <table:table-cell table:formula="of:=SUM([.D195:.W1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2"/>
          <table:table-cell table:formula="of:=SUM([.D196:.W1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2"/>
          <table:table-cell table:formula="of:=SUM([.D197:.W1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2"/>
          <table:table-cell table:formula="of:=SUM([.D198:.W1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2"/>
          <table:table-cell table:formula="of:=SUM([.D199:.W1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2"/>
          <table:table-cell table:formula="of:=SUM([.D200:.W2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2"/>
          <table:table-cell table:formula="of:=SUM([.D201:.W2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2"/>
          <table:table-cell table:formula="of:=SUM([.D202:.W2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2"/>
          <table:table-cell table:formula="of:=SUM([.D203:.W2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2"/>
          <table:table-cell table:formula="of:=SUM([.D204:.W2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2"/>
          <table:table-cell table:formula="of:=SUM([.D205:.W2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2"/>
          <table:table-cell table:formula="of:=SUM([.D206:.W2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2"/>
          <table:table-cell table:formula="of:=SUM([.D207:.W2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2"/>
          <table:table-cell table:formula="of:=SUM([.D208:.W2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2"/>
          <table:table-cell table:formula="of:=SUM([.D209:.W2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2"/>
          <table:table-cell table:formula="of:=SUM([.D210:.W2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2"/>
          <table:table-cell table:formula="of:=SUM([.D211:.W2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2"/>
          <table:table-cell table:formula="of:=SUM([.D212:.W2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2"/>
          <table:table-cell table:formula="of:=SUM([.D213:.W2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2"/>
          <table:table-cell table:formula="of:=SUM([.D214:.W2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2"/>
          <table:table-cell table:formula="of:=SUM([.D215:.W2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2"/>
          <table:table-cell table:formula="of:=SUM([.D216:.W2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2"/>
          <table:table-cell table:formula="of:=SUM([.D217:.W2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2"/>
          <table:table-cell table:formula="of:=SUM([.D218:.W2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2"/>
          <table:table-cell table:formula="of:=SUM([.D219:.W2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2"/>
          <table:table-cell table:formula="of:=SUM([.D220:.W2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2"/>
          <table:table-cell table:formula="of:=SUM([.D221:.W2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2"/>
          <table:table-cell table:formula="of:=SUM([.D222:.W2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2"/>
          <table:table-cell table:formula="of:=SUM([.D223:.W2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2"/>
          <table:table-cell table:formula="of:=SUM([.D224:.W2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2"/>
          <table:table-cell table:formula="of:=SUM([.D225:.W2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2"/>
          <table:table-cell table:formula="of:=SUM([.D226:.W2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2"/>
          <table:table-cell table:formula="of:=SUM([.D227:.W2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2"/>
          <table:table-cell table:formula="of:=SUM([.D228:.W2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2"/>
          <table:table-cell table:formula="of:=SUM([.D229:.W2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2"/>
          <table:table-cell table:formula="of:=SUM([.D230:.W2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2"/>
          <table:table-cell table:formula="of:=SUM([.D231:.W2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2"/>
          <table:table-cell table:formula="of:=SUM([.D232:.W2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2"/>
          <table:table-cell table:formula="of:=SUM([.D233:.W2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2"/>
          <table:table-cell table:formula="of:=SUM([.D234:.W2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2"/>
          <table:table-cell table:formula="of:=SUM([.D235:.W2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2"/>
          <table:table-cell table:formula="of:=SUM([.D236:.W2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2"/>
          <table:table-cell table:formula="of:=SUM([.D237:.W2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2"/>
          <table:table-cell table:formula="of:=SUM([.D238:.W2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2"/>
          <table:table-cell table:formula="of:=SUM([.D239:.W2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2"/>
          <table:table-cell table:formula="of:=SUM([.D240:.W2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2"/>
          <table:table-cell table:formula="of:=SUM([.D241:.W2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2"/>
          <table:table-cell table:formula="of:=SUM([.D242:.W2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2"/>
          <table:table-cell table:formula="of:=SUM([.D243:.W2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2"/>
          <table:table-cell table:formula="of:=SUM([.D244:.W2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2"/>
          <table:table-cell table:formula="of:=SUM([.D245:.W2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2"/>
          <table:table-cell table:formula="of:=SUM([.D246:.W2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2"/>
          <table:table-cell table:formula="of:=SUM([.D247:.W2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2"/>
          <table:table-cell table:formula="of:=SUM([.D248:.W2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2"/>
          <table:table-cell table:formula="of:=SUM([.D249:.W2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2"/>
          <table:table-cell table:formula="of:=SUM([.D250:.W2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2"/>
          <table:table-cell table:formula="of:=SUM([.D251:.W2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2"/>
          <table:table-cell table:formula="of:=SUM([.D252:.W2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2"/>
          <table:table-cell table:formula="of:=SUM([.D253:.W2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2"/>
          <table:table-cell table:formula="of:=SUM([.D254:.W2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2"/>
          <table:table-cell table:formula="of:=SUM([.D255:.W2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2"/>
          <table:table-cell table:formula="of:=SUM([.D256:.W2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2"/>
          <table:table-cell table:formula="of:=SUM([.D257:.W2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2"/>
          <table:table-cell table:formula="of:=SUM([.D258:.W2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2"/>
          <table:table-cell table:formula="of:=SUM([.D259:.W2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2"/>
          <table:table-cell table:formula="of:=SUM([.D260:.W2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2"/>
          <table:table-cell table:formula="of:=SUM([.D261:.W2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2"/>
          <table:table-cell table:formula="of:=SUM([.D262:.W2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2"/>
          <table:table-cell table:formula="of:=SUM([.D263:.W2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2"/>
          <table:table-cell table:formula="of:=SUM([.D264:.W2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2"/>
          <table:table-cell table:formula="of:=SUM([.D265:.W2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2"/>
          <table:table-cell table:formula="of:=SUM([.D266:.W2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2"/>
          <table:table-cell table:formula="of:=SUM([.D267:.W2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2"/>
          <table:table-cell table:formula="of:=SUM([.D268:.W2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2"/>
          <table:table-cell table:formula="of:=SUM([.D269:.W2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2"/>
          <table:table-cell table:formula="of:=SUM([.D270:.W2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2"/>
          <table:table-cell table:formula="of:=SUM([.D271:.W2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2"/>
          <table:table-cell table:formula="of:=SUM([.D272:.W2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2"/>
          <table:table-cell table:formula="of:=SUM([.D273:.W2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2"/>
          <table:table-cell table:formula="of:=SUM([.D274:.W2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2"/>
          <table:table-cell table:formula="of:=SUM([.D275:.W2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2"/>
          <table:table-cell table:formula="of:=SUM([.D276:.W2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2"/>
          <table:table-cell table:formula="of:=SUM([.D277:.W2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2"/>
          <table:table-cell table:formula="of:=SUM([.D278:.W2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2"/>
          <table:table-cell table:formula="of:=SUM([.D279:.W2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2"/>
          <table:table-cell table:formula="of:=SUM([.D280:.W2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2"/>
          <table:table-cell table:formula="of:=SUM([.D281:.W2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2"/>
          <table:table-cell table:formula="of:=SUM([.D282:.W2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2"/>
          <table:table-cell table:formula="of:=SUM([.D283:.W2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2"/>
          <table:table-cell table:formula="of:=SUM([.D284:.W2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2"/>
          <table:table-cell table:formula="of:=SUM([.D285:.W2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2"/>
          <table:table-cell table:formula="of:=SUM([.D286:.W2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2"/>
          <table:table-cell table:formula="of:=SUM([.D287:.W2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2"/>
          <table:table-cell table:formula="of:=SUM([.D288:.W2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2"/>
          <table:table-cell table:formula="of:=SUM([.D289:.W2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2"/>
          <table:table-cell table:formula="of:=SUM([.D290:.W2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2"/>
          <table:table-cell table:formula="of:=SUM([.D291:.W2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2"/>
          <table:table-cell table:formula="of:=SUM([.D292:.W2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2"/>
          <table:table-cell table:formula="of:=SUM([.D293:.W2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2"/>
          <table:table-cell table:formula="of:=SUM([.D294:.W2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2"/>
          <table:table-cell table:formula="of:=SUM([.D295:.W2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2"/>
          <table:table-cell table:formula="of:=SUM([.D296:.W2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2"/>
          <table:table-cell table:formula="of:=SUM([.D297:.W2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2"/>
          <table:table-cell table:formula="of:=SUM([.D298:.W2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2"/>
          <table:table-cell table:formula="of:=SUM([.D299:.W2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2"/>
          <table:table-cell table:formula="of:=SUM([.D300:.W3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2"/>
          <table:table-cell table:formula="of:=SUM([.D301:.W3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2"/>
          <table:table-cell table:formula="of:=SUM([.D302:.W3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2"/>
          <table:table-cell table:formula="of:=SUM([.D303:.W3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2"/>
          <table:table-cell table:formula="of:=SUM([.D304:.W3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2"/>
          <table:table-cell table:formula="of:=SUM([.D305:.W3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2"/>
          <table:table-cell table:formula="of:=SUM([.D306:.W3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2"/>
          <table:table-cell table:formula="of:=SUM([.D307:.W3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2"/>
          <table:table-cell table:formula="of:=SUM([.D308:.W3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2"/>
          <table:table-cell table:formula="of:=SUM([.D309:.W3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2"/>
          <table:table-cell table:formula="of:=SUM([.D310:.W3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2"/>
          <table:table-cell table:formula="of:=SUM([.D311:.W3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2"/>
          <table:table-cell table:formula="of:=SUM([.D312:.W3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2"/>
          <table:table-cell table:formula="of:=SUM([.D313:.W3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2"/>
          <table:table-cell table:formula="of:=SUM([.D314:.W3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2"/>
          <table:table-cell table:formula="of:=SUM([.D315:.W3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2"/>
          <table:table-cell table:formula="of:=SUM([.D316:.W3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2"/>
          <table:table-cell table:formula="of:=SUM([.D317:.W3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2"/>
          <table:table-cell table:formula="of:=SUM([.D318:.W3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2"/>
          <table:table-cell table:formula="of:=SUM([.D319:.W3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2"/>
          <table:table-cell table:formula="of:=SUM([.D320:.W3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2"/>
          <table:table-cell table:formula="of:=SUM([.D321:.W3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2"/>
          <table:table-cell table:formula="of:=SUM([.D322:.W3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2"/>
          <table:table-cell table:formula="of:=SUM([.D323:.W3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2"/>
          <table:table-cell table:formula="of:=SUM([.D324:.W3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2"/>
          <table:table-cell table:formula="of:=SUM([.D325:.W3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2"/>
          <table:table-cell table:formula="of:=SUM([.D326:.W3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2"/>
          <table:table-cell table:formula="of:=SUM([.D327:.W3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2"/>
          <table:table-cell table:formula="of:=SUM([.D328:.W3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2"/>
          <table:table-cell table:formula="of:=SUM([.D329:.W3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2"/>
          <table:table-cell table:formula="of:=SUM([.D330:.W3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2"/>
          <table:table-cell table:formula="of:=SUM([.D331:.W3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2"/>
          <table:table-cell table:formula="of:=SUM([.D332:.W3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2"/>
          <table:table-cell table:formula="of:=SUM([.D333:.W3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2"/>
          <table:table-cell table:formula="of:=SUM([.D334:.W3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2"/>
          <table:table-cell table:formula="of:=SUM([.D335:.W3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2"/>
          <table:table-cell table:formula="of:=SUM([.D336:.W3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2"/>
          <table:table-cell table:formula="of:=SUM([.D337:.W3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2"/>
          <table:table-cell table:formula="of:=SUM([.D338:.W3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2"/>
          <table:table-cell table:formula="of:=SUM([.D339:.W3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2"/>
          <table:table-cell table:formula="of:=SUM([.D340:.W3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2"/>
          <table:table-cell table:formula="of:=SUM([.D341:.W3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2"/>
          <table:table-cell table:formula="of:=SUM([.D342:.W3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2"/>
          <table:table-cell table:formula="of:=SUM([.D343:.W3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2"/>
          <table:table-cell table:formula="of:=SUM([.D344:.W3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2"/>
          <table:table-cell table:formula="of:=SUM([.D345:.W3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2"/>
          <table:table-cell table:formula="of:=SUM([.D346:.W3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2"/>
          <table:table-cell table:formula="of:=SUM([.D347:.W3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2"/>
          <table:table-cell table:formula="of:=SUM([.D348:.W3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2"/>
          <table:table-cell table:formula="of:=SUM([.D349:.W3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2"/>
          <table:table-cell table:formula="of:=SUM([.D350:.W3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2"/>
          <table:table-cell table:formula="of:=SUM([.D351:.W3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2"/>
          <table:table-cell table:formula="of:=SUM([.D352:.W3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2"/>
          <table:table-cell table:formula="of:=SUM([.D353:.W3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2"/>
          <table:table-cell table:formula="of:=SUM([.D354:.W3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2"/>
          <table:table-cell table:formula="of:=SUM([.D355:.W3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2"/>
          <table:table-cell table:formula="of:=SUM([.D356:.W3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2"/>
          <table:table-cell table:formula="of:=SUM([.D357:.W3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2"/>
          <table:table-cell table:formula="of:=SUM([.D358:.W3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2"/>
          <table:table-cell table:formula="of:=SUM([.D359:.W3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2"/>
          <table:table-cell table:formula="of:=SUM([.D360:.W3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2"/>
          <table:table-cell table:formula="of:=SUM([.D361:.W3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2"/>
          <table:table-cell table:formula="of:=SUM([.D362:.W3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2"/>
          <table:table-cell table:formula="of:=SUM([.D363:.W3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2"/>
          <table:table-cell table:formula="of:=SUM([.D364:.W3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2"/>
          <table:table-cell table:formula="of:=SUM([.D365:.W3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2"/>
          <table:table-cell table:formula="of:=SUM([.D366:.W3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2"/>
          <table:table-cell table:formula="of:=SUM([.D367:.W3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2"/>
          <table:table-cell table:formula="of:=SUM([.D368:.W3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2"/>
          <table:table-cell table:formula="of:=SUM([.D369:.W3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2"/>
          <table:table-cell table:formula="of:=SUM([.D370:.W3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2"/>
          <table:table-cell table:formula="of:=SUM([.D371:.W3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2"/>
          <table:table-cell table:formula="of:=SUM([.D372:.W3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2"/>
          <table:table-cell table:formula="of:=SUM([.D373:.W3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2"/>
          <table:table-cell table:formula="of:=SUM([.D374:.W3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2"/>
          <table:table-cell table:formula="of:=SUM([.D375:.W3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2"/>
          <table:table-cell table:formula="of:=SUM([.D376:.W3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2"/>
          <table:table-cell table:formula="of:=SUM([.D377:.W3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2"/>
          <table:table-cell table:formula="of:=SUM([.D378:.W3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2"/>
          <table:table-cell table:formula="of:=SUM([.D379:.W3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2"/>
          <table:table-cell table:formula="of:=SUM([.D380:.W3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2"/>
          <table:table-cell table:formula="of:=SUM([.D381:.W3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2"/>
          <table:table-cell table:formula="of:=SUM([.D382:.W3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2"/>
          <table:table-cell table:formula="of:=SUM([.D383:.W3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2"/>
          <table:table-cell table:formula="of:=SUM([.D384:.W3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2"/>
          <table:table-cell table:formula="of:=SUM([.D385:.W3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2"/>
          <table:table-cell table:formula="of:=SUM([.D386:.W3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2"/>
          <table:table-cell table:formula="of:=SUM([.D387:.W3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2"/>
          <table:table-cell table:formula="of:=SUM([.D388:.W3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2"/>
          <table:table-cell table:formula="of:=SUM([.D389:.W3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2"/>
          <table:table-cell table:formula="of:=SUM([.D390:.W3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2"/>
          <table:table-cell table:formula="of:=SUM([.D391:.W3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2"/>
          <table:table-cell table:formula="of:=SUM([.D392:.W3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2"/>
          <table:table-cell table:formula="of:=SUM([.D393:.W3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2"/>
          <table:table-cell table:formula="of:=SUM([.D394:.W3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2"/>
          <table:table-cell table:formula="of:=SUM([.D395:.W3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2"/>
          <table:table-cell table:formula="of:=SUM([.D396:.W3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2"/>
          <table:table-cell table:formula="of:=SUM([.D397:.W3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2"/>
          <table:table-cell table:formula="of:=SUM([.D398:.W3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2"/>
          <table:table-cell table:formula="of:=SUM([.D399:.W3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2"/>
          <table:table-cell table:formula="of:=SUM([.D400:.W4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2"/>
          <table:table-cell table:formula="of:=SUM([.D401:.W4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2"/>
          <table:table-cell table:formula="of:=SUM([.D402:.W4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2"/>
          <table:table-cell table:formula="of:=SUM([.D403:.W4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2"/>
          <table:table-cell table:formula="of:=SUM([.D404:.W4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2"/>
          <table:table-cell table:formula="of:=SUM([.D405:.W4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2"/>
          <table:table-cell table:formula="of:=SUM([.D406:.W4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2"/>
          <table:table-cell table:formula="of:=SUM([.D407:.W4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2"/>
          <table:table-cell table:formula="of:=SUM([.D408:.W4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2"/>
          <table:table-cell table:formula="of:=SUM([.D409:.W4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2"/>
          <table:table-cell table:formula="of:=SUM([.D410:.W4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2"/>
          <table:table-cell table:formula="of:=SUM([.D411:.W4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2"/>
          <table:table-cell table:formula="of:=SUM([.D412:.W4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2"/>
          <table:table-cell table:formula="of:=SUM([.D413:.W4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2"/>
          <table:table-cell table:formula="of:=SUM([.D414:.W4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2"/>
          <table:table-cell table:formula="of:=SUM([.D415:.W4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2"/>
          <table:table-cell table:formula="of:=SUM([.D416:.W4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2"/>
          <table:table-cell table:formula="of:=SUM([.D417:.W4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2"/>
          <table:table-cell table:formula="of:=SUM([.D418:.W4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2"/>
          <table:table-cell table:formula="of:=SUM([.D419:.W4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2"/>
          <table:table-cell table:formula="of:=SUM([.D420:.W4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2"/>
          <table:table-cell table:formula="of:=SUM([.D421:.W4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2"/>
          <table:table-cell table:formula="of:=SUM([.D422:.W4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2"/>
          <table:table-cell table:formula="of:=SUM([.D423:.W4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2"/>
          <table:table-cell table:formula="of:=SUM([.D424:.W4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2"/>
          <table:table-cell table:formula="of:=SUM([.D425:.W4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2"/>
          <table:table-cell table:formula="of:=SUM([.D426:.W4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2"/>
          <table:table-cell table:formula="of:=SUM([.D427:.W4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2"/>
          <table:table-cell table:formula="of:=SUM([.D428:.W4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2"/>
          <table:table-cell table:formula="of:=SUM([.D429:.W4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2"/>
          <table:table-cell table:formula="of:=SUM([.D430:.W4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2"/>
          <table:table-cell table:formula="of:=SUM([.D431:.W4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2"/>
          <table:table-cell table:formula="of:=SUM([.D432:.W4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2"/>
          <table:table-cell table:formula="of:=SUM([.D433:.W4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2"/>
          <table:table-cell table:formula="of:=SUM([.D434:.W4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2"/>
          <table:table-cell table:formula="of:=SUM([.D435:.W4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2"/>
          <table:table-cell table:formula="of:=SUM([.D436:.W4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2"/>
          <table:table-cell table:formula="of:=SUM([.D437:.W4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2"/>
          <table:table-cell table:formula="of:=SUM([.D438:.W4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2"/>
          <table:table-cell table:formula="of:=SUM([.D439:.W4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2"/>
          <table:table-cell table:formula="of:=SUM([.D440:.W4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2"/>
          <table:table-cell table:formula="of:=SUM([.D441:.W4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2"/>
          <table:table-cell table:formula="of:=SUM([.D442:.W4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2"/>
          <table:table-cell table:formula="of:=SUM([.D443:.W4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2"/>
          <table:table-cell table:formula="of:=SUM([.D444:.W4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2"/>
          <table:table-cell table:formula="of:=SUM([.D445:.W4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2"/>
          <table:table-cell table:formula="of:=SUM([.D446:.W4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2"/>
          <table:table-cell table:formula="of:=SUM([.D447:.W4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2"/>
          <table:table-cell table:formula="of:=SUM([.D448:.W4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2"/>
          <table:table-cell table:formula="of:=SUM([.D449:.W4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2"/>
          <table:table-cell table:formula="of:=SUM([.D450:.W4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2"/>
          <table:table-cell table:formula="of:=SUM([.D451:.W4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2"/>
          <table:table-cell table:formula="of:=SUM([.D452:.W4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2"/>
          <table:table-cell table:formula="of:=SUM([.D453:.W4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2"/>
          <table:table-cell table:formula="of:=SUM([.D454:.W4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2"/>
          <table:table-cell table:formula="of:=SUM([.D455:.W4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2"/>
          <table:table-cell table:formula="of:=SUM([.D456:.W4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2"/>
          <table:table-cell table:formula="of:=SUM([.D457:.W4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2"/>
          <table:table-cell table:formula="of:=SUM([.D458:.W4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2"/>
          <table:table-cell table:formula="of:=SUM([.D459:.W4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2"/>
          <table:table-cell table:formula="of:=SUM([.D460:.W4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2"/>
          <table:table-cell table:formula="of:=SUM([.D461:.W4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2"/>
          <table:table-cell table:formula="of:=SUM([.D462:.W4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2"/>
          <table:table-cell table:formula="of:=SUM([.D463:.W4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2"/>
          <table:table-cell table:formula="of:=SUM([.D464:.W4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2"/>
          <table:table-cell table:formula="of:=SUM([.D465:.W4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2"/>
          <table:table-cell table:formula="of:=SUM([.D466:.W4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2"/>
          <table:table-cell table:formula="of:=SUM([.D467:.W4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2"/>
          <table:table-cell table:formula="of:=SUM([.D468:.W4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2"/>
          <table:table-cell table:formula="of:=SUM([.D469:.W4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2"/>
          <table:table-cell table:formula="of:=SUM([.D470:.W4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2"/>
          <table:table-cell table:formula="of:=SUM([.D471:.W4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2"/>
          <table:table-cell table:formula="of:=SUM([.D472:.W4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2"/>
          <table:table-cell table:formula="of:=SUM([.D473:.W4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2"/>
          <table:table-cell table:formula="of:=SUM([.D474:.W4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2"/>
          <table:table-cell table:formula="of:=SUM([.D475:.W4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2"/>
          <table:table-cell table:formula="of:=SUM([.D476:.W4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2"/>
          <table:table-cell table:formula="of:=SUM([.D477:.W4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2"/>
          <table:table-cell table:formula="of:=SUM([.D478:.W4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2"/>
          <table:table-cell table:formula="of:=SUM([.D479:.W4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2"/>
          <table:table-cell table:formula="of:=SUM([.D480:.W4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2"/>
          <table:table-cell table:formula="of:=SUM([.D481:.W4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2"/>
          <table:table-cell table:formula="of:=SUM([.D482:.W4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2"/>
          <table:table-cell table:formula="of:=SUM([.D483:.W4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2"/>
          <table:table-cell table:formula="of:=SUM([.D484:.W4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2"/>
          <table:table-cell table:formula="of:=SUM([.D485:.W4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2"/>
          <table:table-cell table:formula="of:=SUM([.D486:.W4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2"/>
          <table:table-cell table:formula="of:=SUM([.D487:.W4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2"/>
          <table:table-cell table:formula="of:=SUM([.D488:.W4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2"/>
          <table:table-cell table:formula="of:=SUM([.D489:.W4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2"/>
          <table:table-cell table:formula="of:=SUM([.D490:.W4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2"/>
          <table:table-cell table:formula="of:=SUM([.D491:.W4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2"/>
          <table:table-cell table:formula="of:=SUM([.D492:.W4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2"/>
          <table:table-cell table:formula="of:=SUM([.D493:.W4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2"/>
          <table:table-cell table:formula="of:=SUM([.D494:.W4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2"/>
          <table:table-cell table:formula="of:=SUM([.D495:.W4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2"/>
          <table:table-cell table:formula="of:=SUM([.D496:.W4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2"/>
          <table:table-cell table:formula="of:=SUM([.D497:.W4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2"/>
          <table:table-cell table:formula="of:=SUM([.D498:.W4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2"/>
          <table:table-cell table:formula="of:=SUM([.D499:.W4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2"/>
          <table:table-cell table:formula="of:=SUM([.D500:.W50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499" calcext:value-type="float">
            <text:p>499</text:p>
          </table:table-cell>
          <table:table-cell table:number-columns-repeated="22"/>
          <table:table-cell table:formula="of:=SUM([.D501:.W501])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0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00topics" table:style-name="ta2">
        <table:table-column table:style-name="co1" table:default-cell-style-name="ce1"/>
        <table:table-column table:style-name="co2" table:default-cell-style-name="ce2"/>
        <table:table-column table:style-name="co3" table:number-columns-repeated="21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999" table:default-cell-style-name="ce2"/>
        <table:table-row table:style-name="ro1">
          <table:table-cell office:value-type="string" calcext:value-type="string">
            <text:p>Topic</text:p>
          </table:table-cell>
          <table:table-cell table:style-name="ce1" office:value-type="string" calcext:value-type="string">
            <text:p>Keyword</text:p>
          </table:table-cell>
          <table:table-cell table:style-name="ce7" table:content-validation-name="val1" office:value-type="string" calcext:value-type="string">
            <text:p>Diffuse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Medicine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Philosophy</text:p>
          </table:table-cell>
          <table:table-cell table:style-name="ce1" office:value-type="string" calcext:value-type="string">
            <text:p>Beliefs</text:p>
          </table:table-cell>
          <table:table-cell table:style-name="ce1" office:value-type="string" calcext:value-type="string">
            <text:p>Law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Society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Arts</text:p>
          </table:table-cell>
          <table:table-cell table:style-name="ce1" office:value-type="string" calcext:value-type="string">
            <text:p>Eintertainment</text:p>
          </table:table-cell>
          <table:table-cell table:style-name="ce1" office:value-type="string" calcext:value-type="string">
            <text:p>Leisure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Fiction</text:p>
          </table:table-cell>
          <table:table-cell table:style-name="ce9" office:value-type="string" calcext:value-type="string">
            <text:p>CHECK</text:p>
          </table:table-cell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:.W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:.W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:.W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:.W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:.W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:.W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:.W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:.W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:.W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:.W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:.W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:.W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:.W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:.W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:.W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:.W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:.W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:.W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:.W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:.W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:.W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:.W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:.W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:.W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:.W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:.W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:.W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:.W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:.W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:.W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:.W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:.W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:.W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:.W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:.W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:.W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:.W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:.W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:.W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:.W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:.W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:.W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:.W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:.W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:.W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:.W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:.W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:.W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:.W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1:.W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2:.W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3:.W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4:.W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5:.W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6:.W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7:.W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8:.W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9:.W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0:.W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1:.W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2:.W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3:.W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4:.W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5:.W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6:.W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7:.W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8:.W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9:.W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0:.W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1:.W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2:.W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3:.W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4:.W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5:.W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6:.W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7:.W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8:.W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9:.W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0:.W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1:.W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2:.W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3:.W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4:.W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5:.W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6:.W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7:.W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8:.W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9:.W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0:.W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1:.W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2:.W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3:.W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4:.W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5:.W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6:.W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7:.W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8:.W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9:.W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0:.W1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1:.W1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2:.W1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3:.W1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4:.W1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5:.W1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6:.W1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7:.W1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8:.W1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9:.W1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0:.W1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1:.W1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2:.W1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3:.W1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4:.W1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5:.W1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6:.W1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7:.W1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8:.W1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9:.W1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0:.W1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1:.W1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2:.W1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3:.W1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4:.W1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5:.W1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6:.W1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7:.W1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8:.W1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9:.W1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0:.W1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1:.W1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2:.W1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3:.W1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4:.W1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5:.W1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6:.W1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7:.W1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8:.W1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9:.W1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0:.W1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1:.W1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2:.W1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3:.W1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4:.W1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5:.W1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6:.W1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7:.W1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8:.W1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9:.W1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0:.W1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1:.W1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2:.W1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3:.W1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4:.W1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5:.W1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6:.W1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7:.W1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8:.W1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9:.W1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0:.W1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1:.W1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2:.W1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3:.W1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4:.W1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5:.W1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6:.W1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7:.W1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8:.W1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9:.W1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0:.W1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1:.W1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2:.W1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3:.W1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4:.W1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5:.W1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6:.W1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7:.W1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8:.W1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9:.W1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0:.W1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1:.W1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2:.W1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3:.W1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4:.W1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5:.W1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6:.W1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7:.W1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8:.W1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9:.W1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0:.W1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1:.W1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2:.W1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3:.W1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4:.W1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5:.W1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6:.W1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7:.W1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8:.W1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9:.W1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0:.W2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1:.W2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2:.W2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3:.W2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4:.W2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5:.W2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6:.W2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7:.W2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8:.W2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9:.W2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0:.W2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1:.W2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2:.W2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3:.W2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4:.W2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5:.W2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6:.W2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7:.W2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8:.W2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9:.W2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0:.W2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1:.W2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2:.W2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3:.W2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4:.W2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5:.W2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6:.W2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7:.W2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8:.W2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9:.W2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0:.W2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1:.W2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2:.W2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3:.W2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4:.W2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5:.W2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6:.W2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7:.W2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8:.W2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9:.W2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0:.W2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1:.W2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2:.W2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3:.W2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4:.W2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5:.W2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6:.W2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7:.W2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8:.W2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9:.W2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0:.W2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1:.W2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2:.W2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3:.W2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4:.W2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5:.W2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6:.W2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7:.W2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8:.W2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9:.W2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0:.W2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1:.W2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2:.W2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3:.W2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4:.W2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5:.W2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6:.W2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7:.W2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8:.W2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9:.W2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0:.W2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1:.W2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2:.W2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3:.W2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4:.W2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5:.W2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6:.W2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7:.W2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8:.W2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9:.W2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0:.W2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1:.W2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2:.W2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3:.W2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4:.W2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5:.W2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6:.W2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7:.W2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8:.W2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9:.W2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0:.W2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1:.W2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2:.W2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3:.W2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4:.W2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5:.W2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6:.W2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7:.W2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8:.W2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9:.W2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0:.W3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1:.W3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2:.W3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3:.W3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4:.W3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5:.W3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6:.W3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7:.W3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8:.W3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9:.W3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0:.W3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1:.W3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2:.W3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3:.W3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4:.W3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5:.W3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6:.W3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7:.W3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8:.W3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9:.W3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0:.W3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1:.W3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2:.W3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3:.W3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4:.W3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5:.W3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6:.W3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7:.W3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8:.W3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9:.W3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0:.W3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1:.W3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2:.W3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3:.W3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4:.W3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5:.W3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6:.W3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7:.W3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8:.W3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9:.W3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0:.W3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1:.W3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2:.W3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3:.W3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4:.W3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5:.W3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6:.W3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7:.W3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8:.W3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9:.W3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0:.W3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1:.W3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2:.W3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3:.W3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4:.W3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5:.W3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6:.W3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7:.W3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8:.W3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9:.W3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0:.W3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1:.W3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2:.W3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3:.W3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4:.W3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5:.W3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6:.W3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7:.W3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8:.W3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9:.W3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0:.W3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1:.W3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2:.W3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3:.W3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4:.W3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5:.W3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6:.W3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7:.W3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8:.W3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9:.W3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0:.W3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1:.W3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2:.W3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3:.W3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4:.W3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5:.W3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6:.W3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7:.W3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8:.W3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9:.W3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0:.W3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1:.W3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2:.W3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3:.W3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4:.W3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5:.W3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6:.W3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7:.W3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8:.W3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9:.W3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0:.W4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1:.W4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2:.W4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3:.W4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4:.W4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5:.W4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6:.W4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7:.W4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8:.W4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9:.W4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0:.W4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1:.W4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2:.W4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3:.W4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4:.W4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5:.W4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6:.W4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7:.W4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8:.W4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9:.W4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0:.W4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1:.W4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2:.W4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3:.W4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4:.W4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5:.W4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6:.W4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7:.W4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8:.W4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9:.W4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0:.W4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1:.W4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2:.W4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3:.W4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4:.W4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5:.W4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6:.W4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7:.W4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8:.W4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9:.W4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0:.W4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1:.W4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2:.W4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3:.W4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4:.W4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5:.W4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6:.W4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7:.W4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8:.W4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9:.W4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0:.W4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1:.W4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2:.W4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3:.W4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4:.W4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5:.W4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6:.W4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7:.W4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8:.W4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9:.W4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0:.W4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1:.W4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2:.W4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3:.W4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4:.W4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5:.W4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6:.W4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7:.W4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8:.W4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9:.W4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0:.W4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1:.W4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2:.W4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3:.W4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4:.W4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5:.W4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6:.W4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7:.W4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8:.W4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9:.W4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0:.W4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1:.W4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2:.W4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3:.W4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4:.W4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5:.W4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6:.W4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7:.W4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8:.W4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9:.W4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0:.W4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1:.W4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2:.W4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3:.W4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4:.W4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5:.W4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6:.W4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7:.W4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8:.W4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9:.W4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0:.W50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499" calcext:value-type="float">
            <text:p>4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1:.W5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93" calcext:value-type="float">
            <text:p>9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1001"/>
        </table:table-row>
        <table:table-row table:style-name="ro4" table:number-rows-repeated="1047574">
          <table:table-cell table:number-columns-repeated="2"/>
          <table:table-cell table:content-validation-name="val1"/>
          <table:table-cell table:number-columns-repeated="1021"/>
        </table:table-row>
        <table:table-row table:style-name="ro4">
          <table:table-cell table:number-columns-repeated="2"/>
          <table:table-cell table:content-validation-name="val1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initial-creator>Roland Schäfer</meta:initial-creator>
    <meta:creation-date>2017-03-15T12:21:22Z</meta:creation-date>
    <dc:date>2017-04-03T12:35:41.646000000</dc:date>
    <meta:editing-cycles>11</meta:editing-cycles>
    <meta:editing-duration>PT26M55S</meta:editing-duration>
    <meta:document-statistic meta:table-count="3" meta:cell-count="3319" meta:object-count="0"/>
  </office:meta>
</office:document-meta>
</file>